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" style:family="table">
      <style:table-properties style:width="17cm" table:align="margins"/>
    </style:style>
    <style:style style:name="tab.A" style:family="table-column">
      <style:table-column-properties style:column-width="8.5cm" style:rel-column-width="32767*"/>
    </style:style>
    <style:style style:name="tab.B" style:family="table-column">
      <style:table-column-properties style:column-width="8.5cm" style:rel-column-width="32768*"/>
    </style:style>
    <style:style style:name="tab.A1" style:family="table-cell">
      <style:table-cell-properties fo:padding="0.097cm" fo:border-left="0.05pt solid #000000" fo:border-right="none" fo:border-top="0.05pt solid #000000" fo:border-bottom="0.05pt solid #000000"/>
    </style:style>
    <style:style style:name="tab.B1" style:family="table-cell">
      <style:table-cell-properties fo:padding="0.097cm" fo:border="0.05pt solid #000000"/>
    </style:style>
    <style:style style:name="tab.A2" style:family="table-cell">
      <style:table-cell-properties fo:padding="0.097cm" fo:border-left="0.05pt solid #000000" fo:border-right="none" fo:border-top="none" fo:border-bottom="0.05pt solid #000000"/>
    </style:style>
    <style:style style:name="tab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cd8a" officeooo:paragraph-rsid="000bcd8a"/>
    </style:style>
    <style:style style:name="T1" style:family="text">
      <style:text-properties officeooo:rsid="000f63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able:table table:name="tab" table:style-name="tab">
        <table:table-column table:style-name="tab.A"/>
        <table:table-column table:style-name="tab.B"/>
        <table:table-row table:style-name="TableLine139788971739648">
          <table:table-cell table:style-name="tab.A1" office:value-type="string">
            <text:p text:style-name="P1">zrtj</text:p>
          </table:table-cell>
          <table:table-cell table:style-name="tab.B1" office:value-type="string">
            <text:p text:style-name="P1"><text:span text:style-name="T1">&amp;</text:span>var2</text:p>
          </table:table-cell>
        </table:table-row>
        <table:table-row table:style-name="TableLine94683149731536">
          <table:table-cell table:style-name="tab.A2" office:value-type="string">
            <text:p text:style-name="P1"><text:span text:style-name="T1">&amp;</text:span>var1</text:p>
          </table:table-cell>
          <table:table-cell table:style-name="tab.B2" office:value-type="string">
            <text:p text:style-name="P1">Eth <text:span text:style-name="T1">$test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43:46.545172859</meta:creation-date>
    <dc:date>2021-08-02T11:59:35.998304243</dc:date>
    <meta:editing-duration>PT7M1S</meta:editing-duration>
    <meta:editing-cycles>4</meta:editing-cycles>
    <meta:generator>LibreOffice/7.0.4.2$Linux_X86_64 LibreOffice_project/00$Build-2</meta:generator>
    <meta:document-statistic meta:table-count="1" meta:image-count="0" meta:object-count="0" meta:page-count="1" meta:paragraph-count="4" meta:word-count="5" meta:character-count="23" meta:non-whitespace-character-count="22"/>
  </office:meta>
</office:document-meta>
</file>